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3" table:style-name="ce25" office:value-type="float" office:value="0" calcext:value-type="float">
            <text:p>—</text:p>
          </table:table-cell>
          <table:table-cell table:style-name="ce25" office:value-type="float" office:value="0.0484023710146961" calcext:value-type="float">
            <text:p>0.05</text:p>
          </table:table-cell>
          <table:table-cell table:style-name="ce25" office:value-type="float" office:value="4.86705664533567" calcext:value-type="float">
            <text:p>4.87</text:p>
          </table:table-cell>
          <table:table-cell table:style-name="ce25" office:value-type="float" office:value="-0.212794307946581" calcext:value-type="float">
            <text:p>–0.21</text:p>
          </table:table-cell>
          <table:table-cell table:style-name="ce25" office:value-type="float" office:value="-0.352573811344296" calcext:value-type="float">
            <text:p>–0.35</text:p>
          </table:table-cell>
          <table:table-cell table:style-name="ce25" office:value-type="float" office:value="-0.0768539531430976" calcext:value-type="float">
            <text:p>–0.08</text:p>
          </table:table-cell>
          <table:table-cell table:style-name="ce25" office:value-type="float" office:value="-0.26735218508998" calcext:value-type="float">
            <text:p>–0.27</text:p>
          </table:table-cell>
          <table:table-cell table:style-name="ce25" office:value-type="float" office:value="-0.211789076630545" calcext:value-type="float">
            <text:p>–0.21</text:p>
          </table:table-cell>
          <table:table-cell table:style-name="ce25" office:value-type="float" office:value="-4.76190476190477" calcext:value-type="float">
            <text:p>–4.76</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07011393514461" calcext:value-type="float">
            <text:p>–0.00</text:p>
          </table:table-cell>
          <table:table-cell table:style-name="ce26" office:value-type="float" office:value="0.164563787073173" calcext:value-type="float">
            <text:p>0.16</text:p>
          </table:table-cell>
          <table:table-cell table:style-name="ce26" office:value-type="float" office:value="-0.0405052599083233" calcext:value-type="float">
            <text:p>–0.04</text:p>
          </table:table-cell>
          <table:table-cell table:style-name="ce26" office:value-type="float" office:value="-0.050227588056625" calcext:value-type="float">
            <text:p>–0.05</text:p>
          </table:table-cell>
          <table:table-cell table:style-name="ce26" office:value-type="float" office:value="-0.0310742460407728" calcext:value-type="float">
            <text:p>–0.03</text:p>
          </table:table-cell>
          <table:table-cell table:style-name="ce26" office:value-type="float" office:value="-0.0103092783505207" calcext:value-type="float">
            <text:p>–0.01</text:p>
          </table:table-cell>
          <table:table-cell table:style-name="ce26" office:value-type="float" office:value="-0.0402626362735367" calcext:value-type="float">
            <text:p>–0.04</text:p>
          </table:table-cell>
          <table:table-cell table:style-name="ce26" office:value-type="float" office:value="-0.414937759336109" calcext:value-type="float">
            <text:p>–0.41</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4 月 底" calcext:value-type="string">
            <text:p><text:s/>中 華 民 國 <text:s/>114 年 4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24" calcext:value-type="float">
            <text:p><text:s text:c="3"/>142,624</text:p>
          </table:table-cell>
          <table:table-cell table:style-name="ce36" office:value-type="float" office:value="9730761" calcext:value-type="float">
            <text:p><text:s text:c="3"/>9,730,761</text:p>
          </table:table-cell>
          <table:table-cell table:style-name="ce36" office:value-type="float" office:value="23365274" calcext:value-type="float">
            <text:p><text:s text:c="3"/>23,365,274</text:p>
          </table:table-cell>
          <table:table-cell table:style-name="ce36" office:value-type="float" office:value="11503830" calcext:value-type="float">
            <text:p><text:s text:c="3"/>11,503,830</text:p>
          </table:table-cell>
          <table:table-cell table:style-name="ce36" office:value-type="float" office:value="11861444" calcext:value-type="float">
            <text:p><text:s text:c="3"/>11,861,444</text:p>
          </table:table-cell>
          <table:table-cell table:style-name="ce53" office:value-type="float" office:value="96.99" calcext:value-type="float">
            <text:p>96.99</text:p>
          </table:table-cell>
          <table:table-cell table:style-name="ce53" office:value-type="float" office:value="645.5" calcext:value-type="float">
            <text:p>645.50</text:p>
          </table:table-cell>
          <table:table-cell table:style-name="ce64"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5" calcext:value-type="float">
            <text:p><text:s text:c="3"/>22,165</text:p>
          </table:table-cell>
          <table:table-cell table:style-name="ce36" office:value-type="float" office:value="1761891" calcext:value-type="float">
            <text:p><text:s text:c="3"/>1,761,891</text:p>
          </table:table-cell>
          <table:table-cell table:style-name="ce36" office:value-type="float" office:value="4048065" calcext:value-type="float">
            <text:p><text:s text:c="3"/>4,048,065</text:p>
          </table:table-cell>
          <table:table-cell table:style-name="ce36" office:value-type="float" office:value="1964920" calcext:value-type="float">
            <text:p><text:s text:c="3"/>1,964,920</text:p>
          </table:table-cell>
          <table:table-cell table:style-name="ce36" office:value-type="float" office:value="2083145" calcext:value-type="float">
            <text:p><text:s text:c="3"/>2,083,145</text:p>
          </table:table-cell>
          <table:table-cell table:style-name="ce53" office:value-type="float" office:value="94.32" calcext:value-type="float">
            <text:p>94.32</text:p>
          </table:table-cell>
          <table:table-cell table:style-name="ce53" office:value-type="float" office:value="1972.2" calcext:value-type="float">
            <text:p>1,972.20</text:p>
          </table:table-cell>
          <table:table-cell table:style-name="ce64" office:value-type="float" office:value="2.3" calcext:value-type="float">
            <text:p>2.30</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79488" calcext:value-type="float">
            <text:p><text:s text:c="3"/>1,079,488</text:p>
          </table:table-cell>
          <table:table-cell table:style-name="ce36" office:value-type="float" office:value="2465350" calcext:value-type="float">
            <text:p><text:s text:c="3"/>2,465,350</text:p>
          </table:table-cell>
          <table:table-cell table:style-name="ce36" office:value-type="float" office:value="1161694" calcext:value-type="float">
            <text:p><text:s text:c="3"/>1,161,694</text:p>
          </table:table-cell>
          <table:table-cell table:style-name="ce36" office:value-type="float" office:value="1303656" calcext:value-type="float">
            <text:p><text:s text:c="3"/>1,303,656</text:p>
          </table:table-cell>
          <table:table-cell table:style-name="ce53" office:value-type="float" office:value="89.11" calcext:value-type="float">
            <text:p>89.11</text:p>
          </table:table-cell>
          <table:table-cell table:style-name="ce53" office:value-type="float" office:value="9070.47" calcext:value-type="float">
            <text:p>9,070.47</text:p>
          </table:table-cell>
          <table:table-cell table:style-name="ce64" office:value-type="float" office:value="2.28" calcext:value-type="float">
            <text:p>2.28</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1" calcext:value-type="float">
            <text:p><text:s text:c="3"/>12,001</text:p>
          </table:table-cell>
          <table:table-cell table:style-name="ce36" office:value-type="float" office:value="970971" calcext:value-type="float">
            <text:p><text:s text:c="3"/>970,971</text:p>
          </table:table-cell>
          <table:table-cell table:style-name="ce36" office:value-type="float" office:value="2346583" calcext:value-type="float">
            <text:p><text:s text:c="3"/>2,346,583</text:p>
          </table:table-cell>
          <table:table-cell table:style-name="ce36" office:value-type="float" office:value="1154918" calcext:value-type="float">
            <text:p><text:s text:c="3"/>1,154,918</text:p>
          </table:table-cell>
          <table:table-cell table:style-name="ce36" office:value-type="float" office:value="1191665" calcext:value-type="float">
            <text:p><text:s text:c="3"/>1,191,665</text:p>
          </table:table-cell>
          <table:table-cell table:style-name="ce53" office:value-type="float" office:value="96.92" calcext:value-type="float">
            <text:p>96.92</text:p>
          </table:table-cell>
          <table:table-cell table:style-name="ce53" office:value-type="float" office:value="1921.93" calcext:value-type="float">
            <text:p>1,921.93</text:p>
          </table:table-cell>
          <table:table-cell table:style-name="ce64" office:value-type="float" office:value="2.42" calcext:value-type="float">
            <text:p>2.42</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45909" calcext:value-type="float">
            <text:p><text:s text:c="3"/>1,145,909</text:p>
          </table:table-cell>
          <table:table-cell table:style-name="ce36" office:value-type="float" office:value="2866096" calcext:value-type="float">
            <text:p><text:s text:c="3"/>2,866,096</text:p>
          </table:table-cell>
          <table:table-cell table:style-name="ce36" office:value-type="float" office:value="1398091" calcext:value-type="float">
            <text:p><text:s text:c="3"/>1,398,091</text:p>
          </table:table-cell>
          <table:table-cell table:style-name="ce36" office:value-type="float" office:value="1468005" calcext:value-type="float">
            <text:p><text:s text:c="3"/>1,468,005</text:p>
          </table:table-cell>
          <table:table-cell table:style-name="ce53" office:value-type="float" office:value="95.24" calcext:value-type="float">
            <text:p>95.24</text:p>
          </table:table-cell>
          <table:table-cell table:style-name="ce53" office:value-type="float" office:value="1294.01" calcext:value-type="float">
            <text:p>1,294.01</text:p>
          </table:table-cell>
          <table:table-cell table:style-name="ce64" office:value-type="float" office:value="2.5" calcext:value-type="float">
            <text:p>2.50</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66324" calcext:value-type="float">
            <text:p><text:s text:c="3"/>766,324</text:p>
          </table:table-cell>
          <table:table-cell table:style-name="ce36" office:value-type="float" office:value="1857618" calcext:value-type="float">
            <text:p><text:s text:c="3"/>1,857,618</text:p>
          </table:table-cell>
          <table:table-cell table:style-name="ce36" office:value-type="float" office:value="920710" calcext:value-type="float">
            <text:p><text:s text:c="3"/>920,710</text:p>
          </table:table-cell>
          <table:table-cell table:style-name="ce36" office:value-type="float" office:value="936908" calcext:value-type="float">
            <text:p><text:s text:c="3"/>936,908</text:p>
          </table:table-cell>
          <table:table-cell table:style-name="ce53" office:value-type="float" office:value="98.27" calcext:value-type="float">
            <text:p>98.27</text:p>
          </table:table-cell>
          <table:table-cell table:style-name="ce53" office:value-type="float" office:value="847.59" calcext:value-type="float">
            <text:p>847.59</text:p>
          </table:table-cell>
          <table:table-cell table:style-name="ce64" office:value-type="float" office:value="2.42" calcext:value-type="float">
            <text:p>2.42</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97224" calcext:value-type="float">
            <text:p><text:s text:c="3"/>1,197,224</text:p>
          </table:table-cell>
          <table:table-cell table:style-name="ce36" office:value-type="float" office:value="2727545" calcext:value-type="float">
            <text:p><text:s text:c="3"/>2,727,545</text:p>
          </table:table-cell>
          <table:table-cell table:style-name="ce36" office:value-type="float" office:value="1334553" calcext:value-type="float">
            <text:p><text:s text:c="3"/>1,334,553</text:p>
          </table:table-cell>
          <table:table-cell table:style-name="ce36" office:value-type="float" office:value="1392992" calcext:value-type="float">
            <text:p><text:s text:c="3"/>1,392,992</text:p>
          </table:table-cell>
          <table:table-cell table:style-name="ce53" office:value-type="float" office:value="95.8" calcext:value-type="float">
            <text:p>95.80</text:p>
          </table:table-cell>
          <table:table-cell table:style-name="ce53" office:value-type="float" office:value="923.93" calcext:value-type="float">
            <text:p>923.93</text:p>
          </table:table-cell>
          <table:table-cell table:style-name="ce64" office:value-type="float" office:value="2.28" calcext:value-type="float">
            <text:p>2.28</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47" calcext:value-type="float">
            <text:p><text:s text:c="3"/>58,547</text:p>
          </table:table-cell>
          <table:table-cell table:style-name="ce36" office:value-type="float" office:value="2758648" calcext:value-type="float">
            <text:p><text:s text:c="3"/>2,758,648</text:p>
          </table:table-cell>
          <table:table-cell table:style-name="ce36" office:value-type="float" office:value="6899099" calcext:value-type="float">
            <text:p><text:s text:c="3"/>6,899,099</text:p>
          </table:table-cell>
          <table:table-cell table:style-name="ce36" office:value-type="float" office:value="3490858" calcext:value-type="float">
            <text:p><text:s text:c="3"/>3,490,858</text:p>
          </table:table-cell>
          <table:table-cell table:style-name="ce36" office:value-type="float" office:value="3408241" calcext:value-type="float">
            <text:p><text:s text:c="3"/>3,408,241</text:p>
          </table:table-cell>
          <table:table-cell table:style-name="ce53" office:value-type="float" office:value="102.42" calcext:value-type="float">
            <text:p>102.42</text:p>
          </table:table-cell>
          <table:table-cell table:style-name="ce53" office:value-type="float" office:value="274.75" calcext:value-type="float">
            <text:p>274.75</text:p>
          </table:table-cell>
          <table:table-cell table:style-name="ce64" office:value-type="float" office:value="2.5" calcext:value-type="float">
            <text:p>2.50</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0685" calcext:value-type="float">
            <text:p><text:s text:c="3"/>190,685</text:p>
          </table:table-cell>
          <table:table-cell table:style-name="ce37" office:value-type="float" office:value="450081" calcext:value-type="float">
            <text:p><text:s text:c="3"/>450,081</text:p>
          </table:table-cell>
          <table:table-cell table:style-name="ce37" office:value-type="float" office:value="225458" calcext:value-type="float">
            <text:p><text:s text:c="3"/>225,458</text:p>
          </table:table-cell>
          <table:table-cell table:style-name="ce37" office:value-type="float" office:value="224623" calcext:value-type="float">
            <text:p><text:s text:c="3"/>224,623</text:p>
          </table:table-cell>
          <table:table-cell table:style-name="ce54" office:value-type="float" office:value="100.37" calcext:value-type="float">
            <text:p>100.37</text:p>
          </table:table-cell>
          <table:table-cell table:style-name="ce54" office:value-type="float" office:value="209.96" calcext:value-type="float">
            <text:p>209.96</text:p>
          </table:table-cell>
          <table:table-cell table:style-name="ce65" office:value-type="float" office:value="2.36" calcext:value-type="float">
            <text:p>2.36</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8" calcext:value-type="float">
            <text:p><text:s text:c="3"/>3,418</text:p>
          </table:table-cell>
          <table:table-cell table:style-name="ce37" office:value-type="float" office:value="238094" calcext:value-type="float">
            <text:p><text:s text:c="3"/>238,094</text:p>
          </table:table-cell>
          <table:table-cell table:style-name="ce37" office:value-type="float" office:value="596423" calcext:value-type="float">
            <text:p><text:s text:c="3"/>596,423</text:p>
          </table:table-cell>
          <table:table-cell table:style-name="ce37" office:value-type="float" office:value="303569" calcext:value-type="float">
            <text:p><text:s text:c="3"/>303,569</text:p>
          </table:table-cell>
          <table:table-cell table:style-name="ce37" office:value-type="float" office:value="292854" calcext:value-type="float">
            <text:p><text:s text:c="3"/>292,854</text:p>
          </table:table-cell>
          <table:table-cell table:style-name="ce54" office:value-type="float" office:value="103.66" calcext:value-type="float">
            <text:p>103.66</text:p>
          </table:table-cell>
          <table:table-cell table:style-name="ce54" office:value-type="float" office:value="417.8" calcext:value-type="float">
            <text:p>417.80</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1" calcext:value-type="float">
            <text:p><text:s text:c="3"/>4,701</text:p>
          </table:table-cell>
          <table:table-cell table:style-name="ce37" office:value-type="float" office:value="209989" calcext:value-type="float">
            <text:p><text:s text:c="3"/>209,989</text:p>
          </table:table-cell>
          <table:table-cell table:style-name="ce37" office:value-type="float" office:value="532657" calcext:value-type="float">
            <text:p><text:s text:c="3"/>532,657</text:p>
          </table:table-cell>
          <table:table-cell table:style-name="ce37" office:value-type="float" office:value="273727" calcext:value-type="float">
            <text:p><text:s text:c="3"/>273,727</text:p>
          </table:table-cell>
          <table:table-cell table:style-name="ce37" office:value-type="float" office:value="258930" calcext:value-type="float">
            <text:p><text:s text:c="3"/>258,930</text:p>
          </table:table-cell>
          <table:table-cell table:style-name="ce54" office:value-type="float" office:value="105.71" calcext:value-type="float">
            <text:p>105.71</text:p>
          </table:table-cell>
          <table:table-cell table:style-name="ce54" office:value-type="float" office:value="292.62" calcext:value-type="float">
            <text:p>292.62</text:p>
          </table:table-cell>
          <table:table-cell table:style-name="ce65" office:value-type="float" office:value="2.54" calcext:value-type="float">
            <text:p>2.54</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39822" calcext:value-type="float">
            <text:p><text:s text:c="3"/>439,822</text:p>
          </table:table-cell>
          <table:table-cell table:style-name="ce37" office:value-type="float" office:value="1219116" calcext:value-type="float">
            <text:p><text:s text:c="3"/>1,219,116</text:p>
          </table:table-cell>
          <table:table-cell table:style-name="ce37" office:value-type="float" office:value="618228" calcext:value-type="float">
            <text:p><text:s text:c="3"/>618,228</text:p>
          </table:table-cell>
          <table:table-cell table:style-name="ce37" office:value-type="float" office:value="600888" calcext:value-type="float">
            <text:p><text:s text:c="3"/>600,888</text:p>
          </table:table-cell>
          <table:table-cell table:style-name="ce54" office:value-type="float" office:value="102.89" calcext:value-type="float">
            <text:p>102.89</text:p>
          </table:table-cell>
          <table:table-cell table:style-name="ce54" office:value-type="float" office:value="1134.7" calcext:value-type="float">
            <text:p>1,134.70</text:p>
          </table:table-cell>
          <table:table-cell table:style-name="ce65" office:value-type="float" office:value="2.77" calcext:value-type="float">
            <text:p>2.77</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8083" calcext:value-type="float">
            <text:p><text:s text:c="3"/>188,083</text:p>
          </table:table-cell>
          <table:table-cell table:style-name="ce37" office:value-type="float" office:value="470804" calcext:value-type="float">
            <text:p><text:s text:c="3"/>470,804</text:p>
          </table:table-cell>
          <table:table-cell table:style-name="ce37" office:value-type="float" office:value="239345" calcext:value-type="float">
            <text:p><text:s text:c="3"/>239,345</text:p>
          </table:table-cell>
          <table:table-cell table:style-name="ce37" office:value-type="float" office:value="231459" calcext:value-type="float">
            <text:p><text:s text:c="3"/>231,459</text:p>
          </table:table-cell>
          <table:table-cell table:style-name="ce54" office:value-type="float" office:value="103.41" calcext:value-type="float">
            <text:p>103.41</text:p>
          </table:table-cell>
          <table:table-cell table:style-name="ce54" office:value-type="float" office:value="114.65" calcext:value-type="float">
            <text:p>114.65</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60151" calcext:value-type="float">
            <text:p><text:s text:c="3"/>260,151</text:p>
          </table:table-cell>
          <table:table-cell table:style-name="ce37" office:value-type="float" office:value="655659" calcext:value-type="float">
            <text:p><text:s text:c="3"/>655,659</text:p>
          </table:table-cell>
          <table:table-cell table:style-name="ce37" office:value-type="float" office:value="337070" calcext:value-type="float">
            <text:p><text:s text:c="3"/>337,070</text:p>
          </table:table-cell>
          <table:table-cell table:style-name="ce37" office:value-type="float" office:value="318589" calcext:value-type="float">
            <text:p><text:s text:c="3"/>318,589</text:p>
          </table:table-cell>
          <table:table-cell table:style-name="ce54" office:value-type="float" office:value="105.8" calcext:value-type="float">
            <text:p>105.80</text:p>
          </table:table-cell>
          <table:table-cell table:style-name="ce54" office:value-type="float" office:value="507.93" calcext:value-type="float">
            <text:p>507.93</text:p>
          </table:table-cell>
          <table:table-cell table:style-name="ce65" office:value-type="float" office:value="2.52" calcext:value-type="float">
            <text:p>2.52</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3910" calcext:value-type="float">
            <text:p><text:s text:c="3"/>193,910</text:p>
          </table:table-cell>
          <table:table-cell table:style-name="ce37" office:value-type="float" office:value="477052" calcext:value-type="float">
            <text:p><text:s text:c="3"/>477,052</text:p>
          </table:table-cell>
          <table:table-cell table:style-name="ce37" office:value-type="float" office:value="246810" calcext:value-type="float">
            <text:p><text:s text:c="3"/>246,810</text:p>
          </table:table-cell>
          <table:table-cell table:style-name="ce37" office:value-type="float" office:value="230242" calcext:value-type="float">
            <text:p><text:s text:c="3"/>230,242</text:p>
          </table:table-cell>
          <table:table-cell table:style-name="ce54" office:value-type="float" office:value="107.2" calcext:value-type="float">
            <text:p>107.20</text:p>
          </table:table-cell>
          <table:table-cell table:style-name="ce54" office:value-type="float" office:value="250.6" calcext:value-type="float">
            <text:p>250.60</text:p>
          </table:table-cell>
          <table:table-cell table:style-name="ce65" office:value-type="float" office:value="2.46" calcext:value-type="float">
            <text:p>2.46</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6" calcext:value-type="float">
            <text:p><text:s text:c="3"/>7,116</text:p>
          </table:table-cell>
          <table:table-cell table:style-name="ce37" office:value-type="float" office:value="310852" calcext:value-type="float">
            <text:p><text:s text:c="3"/>310,852</text:p>
          </table:table-cell>
          <table:table-cell table:style-name="ce37" office:value-type="float" office:value="786902" calcext:value-type="float">
            <text:p><text:s text:c="3"/>786,902</text:p>
          </table:table-cell>
          <table:table-cell table:style-name="ce37" office:value-type="float" office:value="397949" calcext:value-type="float">
            <text:p><text:s text:c="3"/>397,949</text:p>
          </table:table-cell>
          <table:table-cell table:style-name="ce37" office:value-type="float" office:value="388953" calcext:value-type="float">
            <text:p><text:s text:c="3"/>388,953</text:p>
          </table:table-cell>
          <table:table-cell table:style-name="ce54" office:value-type="float" office:value="102.31" calcext:value-type="float">
            <text:p>102.31</text:p>
          </table:table-cell>
          <table:table-cell table:style-name="ce54" office:value-type="float" office:value="283.51" calcext:value-type="float">
            <text:p>283.51</text:p>
          </table:table-cell>
          <table:table-cell table:style-name="ce65" office:value-type="float" office:value="2.53" calcext:value-type="float">
            <text:p>2.53</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395" calcext:value-type="float">
            <text:p><text:s text:c="3"/>87,395</text:p>
          </table:table-cell>
          <table:table-cell table:style-name="ce37" office:value-type="float" office:value="209578" calcext:value-type="float">
            <text:p><text:s text:c="3"/>209,578</text:p>
          </table:table-cell>
          <table:table-cell table:style-name="ce37" office:value-type="float" office:value="106622" calcext:value-type="float">
            <text:p><text:s text:c="3"/>106,622</text:p>
          </table:table-cell>
          <table:table-cell table:style-name="ce37" office:value-type="float" office:value="102956" calcext:value-type="float">
            <text:p><text:s text:c="3"/>102,956</text:p>
          </table:table-cell>
          <table:table-cell table:style-name="ce54" office:value-type="float" office:value="103.56" calcext:value-type="float">
            <text:p>103.56</text:p>
          </table:table-cell>
          <table:table-cell table:style-name="ce54" office:value-type="float" office:value="59.62" calcext:value-type="float">
            <text:p>59.62</text:p>
          </table:table-cell>
          <table:table-cell table:style-name="ce65" office:value-type="float" office:value="2.4" calcext:value-type="float">
            <text:p>2.40</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1" calcext:value-type="float">
            <text:p><text:s text:c="3"/>3,621</text:p>
          </table:table-cell>
          <table:table-cell table:style-name="ce37" office:value-type="float" office:value="132730" calcext:value-type="float">
            <text:p><text:s text:c="3"/>132,730</text:p>
          </table:table-cell>
          <table:table-cell table:style-name="ce37" office:value-type="float" office:value="314474" calcext:value-type="float">
            <text:p><text:s text:c="3"/>314,474</text:p>
          </table:table-cell>
          <table:table-cell table:style-name="ce37" office:value-type="float" office:value="157654" calcext:value-type="float">
            <text:p><text:s text:c="3"/>157,654</text:p>
          </table:table-cell>
          <table:table-cell table:style-name="ce37" office:value-type="float" office:value="156820" calcext:value-type="float">
            <text:p><text:s text:c="3"/>156,820</text:p>
          </table:table-cell>
          <table:table-cell table:style-name="ce54" office:value-type="float" office:value="100.53" calcext:value-type="float">
            <text:p>100.53</text:p>
          </table:table-cell>
          <table:table-cell table:style-name="ce54" office:value-type="float" office:value="67.94" calcext:value-type="float">
            <text:p>67.94</text:p>
          </table:table-cell>
          <table:table-cell table:style-name="ce65" office:value-type="float" office:value="2.37" calcext:value-type="float">
            <text:p>2.37</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4569" calcext:value-type="float">
            <text:p><text:s text:c="3"/>44,569</text:p>
          </table:table-cell>
          <table:table-cell table:style-name="ce37" office:value-type="float" office:value="107085" calcext:value-type="float">
            <text:p><text:s text:c="3"/>107,085</text:p>
          </table:table-cell>
          <table:table-cell table:style-name="ce37" office:value-type="float" office:value="54738" calcext:value-type="float">
            <text:p><text:s text:c="3"/>54,738</text:p>
          </table:table-cell>
          <table:table-cell table:style-name="ce37" office:value-type="float" office:value="52347" calcext:value-type="float">
            <text:p><text:s text:c="3"/>52,347</text:p>
          </table:table-cell>
          <table:table-cell table:style-name="ce54" office:value-type="float" office:value="104.57" calcext:value-type="float">
            <text:p>104.57</text:p>
          </table:table-cell>
          <table:table-cell table:style-name="ce54" office:value-type="float" office:value="844.09" calcext:value-type="float">
            <text:p>844.09</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6795" calcext:value-type="float">
            <text:p><text:s text:c="3"/>166,795</text:p>
          </table:table-cell>
          <table:table-cell table:style-name="ce37" office:value-type="float" office:value="361399" calcext:value-type="float">
            <text:p><text:s text:c="3"/>361,399</text:p>
          </table:table-cell>
          <table:table-cell table:style-name="ce37" office:value-type="float" office:value="179171" calcext:value-type="float">
            <text:p><text:s text:c="3"/>179,171</text:p>
          </table:table-cell>
          <table:table-cell table:style-name="ce37" office:value-type="float" office:value="182228" calcext:value-type="float">
            <text:p><text:s text:c="3"/>182,228</text:p>
          </table:table-cell>
          <table:table-cell table:style-name="ce54" office:value-type="float" office:value="98.32" calcext:value-type="float">
            <text:p>98.32</text:p>
          </table:table-cell>
          <table:table-cell table:style-name="ce54" office:value-type="float" office:value="2722.22" calcext:value-type="float">
            <text:p>2,722.22</text:p>
          </table:table-cell>
          <table:table-cell table:style-name="ce65" office:value-type="float" office:value="2.17" calcext:value-type="float">
            <text:p>2.17</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7812" calcext:value-type="float">
            <text:p><text:s text:c="3"/>187,812</text:p>
          </table:table-cell>
          <table:table-cell table:style-name="ce37" office:value-type="float" office:value="456368" calcext:value-type="float">
            <text:p><text:s text:c="3"/>456,368</text:p>
          </table:table-cell>
          <table:table-cell table:style-name="ce37" office:value-type="float" office:value="225298" calcext:value-type="float">
            <text:p><text:s text:c="3"/>225,298</text:p>
          </table:table-cell>
          <table:table-cell table:style-name="ce37" office:value-type="float" office:value="231070" calcext:value-type="float">
            <text:p><text:s text:c="3"/>231,070</text:p>
          </table:table-cell>
          <table:table-cell table:style-name="ce54" office:value-type="float" office:value="97.5" calcext:value-type="float">
            <text:p>97.50</text:p>
          </table:table-cell>
          <table:table-cell table:style-name="ce54" office:value-type="float" office:value="4381.72" calcext:value-type="float">
            <text:p>4,381.72</text:p>
          </table:table-cell>
          <table:table-cell table:style-name="ce65" office:value-type="float" office:value="2.43" calcext:value-type="float">
            <text:p>2.43</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7761" calcext:value-type="float">
            <text:p><text:s text:c="3"/>107,761</text:p>
          </table:table-cell>
          <table:table-cell table:style-name="ce37" office:value-type="float" office:value="261501" calcext:value-type="float">
            <text:p><text:s text:c="3"/>261,501</text:p>
          </table:table-cell>
          <table:table-cell table:style-name="ce37" office:value-type="float" office:value="125219" calcext:value-type="float">
            <text:p><text:s text:c="3"/>125,219</text:p>
          </table:table-cell>
          <table:table-cell table:style-name="ce37" office:value-type="float" office:value="136282" calcext:value-type="float">
            <text:p><text:s text:c="3"/>136,282</text:p>
          </table:table-cell>
          <table:table-cell table:style-name="ce54" office:value-type="float" office:value="91.88" calcext:value-type="float">
            <text:p>91.88</text:p>
          </table:table-cell>
          <table:table-cell table:style-name="ce54" office:value-type="float" office:value="4356.49" calcext:value-type="float">
            <text:p>4,356.49</text:p>
          </table:table-cell>
          <table:table-cell table:style-name="ce65" office:value-type="float" office:value="2.43" calcext:value-type="float">
            <text:p>2.43</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306" calcext:value-type="float">
            <text:p><text:s text:c="3"/>50,306</text:p>
          </table:table-cell>
          <table:table-cell table:style-name="ce36" office:value-type="float" office:value="154918" calcext:value-type="float">
            <text:p><text:s text:c="3"/>154,918</text:p>
          </table:table-cell>
          <table:table-cell table:style-name="ce36" office:value-type="float" office:value="78086" calcext:value-type="float">
            <text:p><text:s text:c="3"/>78,086</text:p>
          </table:table-cell>
          <table:table-cell table:style-name="ce36" office:value-type="float" office:value="76832" calcext:value-type="float">
            <text:p><text:s text:c="3"/>76,832</text:p>
          </table:table-cell>
          <table:table-cell table:style-name="ce53" office:value-type="float" office:value="101.63" calcext:value-type="float">
            <text:p>101.63</text:p>
          </table:table-cell>
          <table:table-cell table:style-name="ce53" office:value-type="float" office:value="858.48" calcext:value-type="float">
            <text:p>858.48</text:p>
          </table:table-cell>
          <table:table-cell table:style-name="ce64" office:value-type="float" office:value="3.08" calcext:value-type="float">
            <text:p>3.08</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337" calcext:value-type="float">
            <text:p><text:s text:c="3"/>46,337</text:p>
          </table:table-cell>
          <table:table-cell table:style-name="ce37" office:value-type="float" office:value="141197" calcext:value-type="float">
            <text:p><text:s text:c="3"/>141,197</text:p>
          </table:table-cell>
          <table:table-cell table:style-name="ce37" office:value-type="float" office:value="70134" calcext:value-type="float">
            <text:p><text:s text:c="3"/>70,134</text:p>
          </table:table-cell>
          <table:table-cell table:style-name="ce37" office:value-type="float" office:value="71063" calcext:value-type="float">
            <text:p><text:s text:c="3"/>71,063</text:p>
          </table:table-cell>
          <table:table-cell table:style-name="ce54" office:value-type="float" office:value="98.69" calcext:value-type="float">
            <text:p>98.69</text:p>
          </table:table-cell>
          <table:table-cell table:style-name="ce54" office:value-type="float" office:value="931.03" calcext:value-type="float">
            <text:p>931.03</text:p>
          </table:table-cell>
          <table:table-cell table:style-name="ce65" office:value-type="float" office:value="3.05" calcext:value-type="float">
            <text:p>3.05</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969" calcext:value-type="float">
            <text:p><text:s text:c="3"/>3,969</text:p>
          </table:table-cell>
          <table:table-cell table:style-name="ce37" office:value-type="float" office:value="13721" calcext:value-type="float">
            <text:p><text:s text:c="3"/>13,721</text:p>
          </table:table-cell>
          <table:table-cell table:style-name="ce37" office:value-type="float" office:value="7952" calcext:value-type="float">
            <text:p><text:s text:c="3"/>7,952</text:p>
          </table:table-cell>
          <table:table-cell table:style-name="ce37" office:value-type="float" office:value="5769" calcext:value-type="float">
            <text:p><text:s text:c="3"/>5,769</text:p>
          </table:table-cell>
          <table:table-cell table:style-name="ce54" office:value-type="float" office:value="137.84" calcext:value-type="float">
            <text:p>137.84</text:p>
          </table:table-cell>
          <table:table-cell table:style-name="ce54" office:value-type="float" office:value="476.42" calcext:value-type="float">
            <text:p>476.42</text:p>
          </table:table-cell>
          <table:table-cell table:style-name="ce65" office:value-type="float" office:value="3.46" calcext:value-type="float">
            <text:p>3.46</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